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/>
          <table:table-cell office:value-type="string" table:number-columns-spanned="6" table:number-rows-spanned="1" table:style-name="ce5">
            <text:p>One neopixel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string" table:number-columns-spanned="2" table:number-rows-spanned="1" table:style-name="ce5">
            <text:p>Brightness</text:p>
          </table:table-cell>
          <table:covered-table-cell/>
          <table:table-cell office:value-type="string" table:number-columns-spanned="4" table:number-rows-spanned="1" table:style-name="ce5">
            <text:p>Current (A)</text:p>
          </table:table-cell>
          <table:covered-table-cell table:number-columns-repeated="3"/>
          <table:table-cell table:number-columns-repeated="16377"/>
        </table:table-row>
        <table:table-row table:style-name="ro1">
          <table:table-cell/>
          <table:table-cell office:value-type="string" table:style-name="ce1">
            <text:p>%</text:p>
          </table:table-cell>
          <table:table-cell office:value-type="string" table:style-name="ce1">
            <text:p>8bit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2">
            <text:p>RGB</text:p>
          </table:table-cell>
          <table:table-cell table:style-name="ce1">
            <draw:frame draw:z-index="1" draw:id="id0" draw:style-name="a0" draw:name="Chart 2" svg:x="0.21267in" svg:y="0.00825in" svg:width="6.36285in" svg:height="4.559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8.9999999999999993E-3" table:style-name="ce3">
            <text:p>0.0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2999999999999999E-2" table:style-name="ce3">
            <text:p>0.0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02" table:style-name="ce1">
            <text:p>102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.7000000000000001E-2" table:style-name="ce3">
            <text:p>0.0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28" table:style-name="ce1">
            <text:p>128</text:p>
          </table:table-cell>
          <table:table-cell office:value-type="float" office:value="0.01" table:style-name="ce3">
            <text:p>0.010</text:p>
          </table:table-cell>
          <table:table-cell office:value-type="float" office:value="0.01" table:style-name="ce3">
            <text:p>0.010</text:p>
          </table:table-cell>
          <table:table-cell office:value-type="float" office:value="8.9999999999999993E-3" table:style-name="ce3">
            <text:p>0.009</text:p>
          </table:table-cell>
          <table:table-cell office:value-type="float" office:value="2.1999999999999999E-2" table:style-name="ce3">
            <text:p>0.0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153" table:style-name="ce1">
            <text:p>153</text:p>
          </table:table-cell>
          <table:table-cell office:value-type="float" office:value="1.0999999999999999E-2" table:style-name="ce3">
            <text:p>0.011</text:p>
          </table:table-cell>
          <table:table-cell office:value-type="float" office:value="1.0999999999999999E-2" table:style-name="ce3">
            <text:p>0.011</text:p>
          </table:table-cell>
          <table:table-cell office:value-type="float" office:value="1.0999999999999999E-2" table:style-name="ce3">
            <text:p>0.011</text:p>
          </table:table-cell>
          <table:table-cell office:value-type="float" office:value="2.5999999999999999E-2" table:style-name="ce3">
            <text:p>0.0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179" table:style-name="ce1">
            <text:p>179</text:p>
          </table:table-cell>
          <table:table-cell office:value-type="float" office:value="1.2999999999999999E-2" table:style-name="ce3">
            <text:p>0.013</text:p>
          </table:table-cell>
          <table:table-cell office:value-type="float" office:value="1.2E-2" table:style-name="ce3">
            <text:p>0.012</text:p>
          </table:table-cell>
          <table:table-cell office:value-type="float" office:value="1.2E-2" table:style-name="ce3">
            <text:p>0.012</text:p>
          </table:table-cell>
          <table:table-cell office:value-type="float" office:value="0.03" table:style-name="ce3">
            <text:p>0.03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204" table:style-name="ce1">
            <text:p>204</text:p>
          </table:table-cell>
          <table:table-cell office:value-type="float" office:value="1.4E-2" table:style-name="ce3">
            <text:p>0.014</text:p>
          </table:table-cell>
          <table:table-cell office:value-type="float" office:value="1.4E-2" table:style-name="ce3">
            <text:p>0.014</text:p>
          </table:table-cell>
          <table:table-cell office:value-type="float" office:value="1.2999999999999999E-2" table:style-name="ce3">
            <text:p>0.013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230" table:style-name="ce1">
            <text:p>23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7999999999999999E-2" table:style-name="ce3">
            <text:p>0.0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255" table:style-name="ce1">
            <text:p>25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office:value-type="float" office:value="4.2000000000000003E-2" table:style-name="ce3">
            <text:p>0.042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"/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1" draw:style-name="a1" draw:name="Chart 1" svg:x="0.26042in" svg:y="0.0052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RGB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ber of neopixels</text:p>
          </table:table-cell>
          <table:table-cell office:value-type="string" table:style-name="ce2">
            <text:p>Idle current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8.8999999999999996E-2" table:style-name="ce3">
            <text:p>0.0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8.8999999999999996E-2" table:style-name="ce3">
            <text:p>0.0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0.09" table:style-name="ce3">
            <text:p>0.09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9.1999999999999998E-2" table:style-name="ce3">
            <text:p>0.0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9.5000000000000001E-2" table:style-name="ce3">
            <text:p>0.0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9.7000000000000003E-2" table:style-name="ce3">
            <text:p>0.0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9.9000000000000005E-2" table:style-name="ce3">
            <text:p>0.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0.10100000000000001" table:style-name="ce3">
            <text:p>0.1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0.10100000000000001" table:style-name="ce1">
            <text:p>0.1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0.105" table:style-name="ce1">
            <text:p>0.1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0.106" table:style-name="ce1">
            <text:p>0.106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2" draw:style-name="a2" draw:name="Chart 1" svg:x="0.15625in" svg:y="0.057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2" table:number-rows-spanned="1" table:style-name="ce5">
            <text:p>180 neopixels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Brightness</text:p>
          </table:table-cell>
          <table:table-cell office:value-type="string" table:style-name="ce1">
            <text:p>Current (A)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.12" table:style-name="ce3">
            <text:p>0.120</text:p>
          </table:table-cell>
          <table:table-cell office:value-type="float" office:value="0.12" table:style-name="ce3">
            <text:p>0.120</text:p>
          </table:table-cell>
          <table:table-cell office:value-type="float" office:value="0.12" table:style-name="ce3">
            <text:p>0.120</text:p>
          </table:table-cell>
          <table:table-cell office:value-type="float" office:value="0.12" table:formula="of:=AVERAGE([.C6:.E6])" table:style-name="ce3">
            <text:p>0.12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.51" table:style-name="ce3">
            <text:p>0.510</text:p>
          </table:table-cell>
          <table:table-cell office:value-type="float" office:value="0.51" table:style-name="ce3">
            <text:p>0.510</text:p>
          </table:table-cell>
          <table:table-cell office:value-type="float" office:value="0.5" table:style-name="ce3">
            <text:p>0.500</text:p>
          </table:table-cell>
          <table:table-cell office:value-type="float" office:value="0.50666666666666671" table:formula="of:=AVERAGE([.C7:.E7])" table:style-name="ce3">
            <text:p>0.5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.25" table:style-name="ce3">
            <text:p>1.250</text:p>
          </table:table-cell>
          <table:table-cell office:value-type="float" office:value="1.23" table:style-name="ce3">
            <text:p>1.230</text:p>
          </table:table-cell>
          <table:table-cell office:value-type="float" office:value="1.22" table:style-name="ce3">
            <text:p>1.220</text:p>
          </table:table-cell>
          <table:table-cell office:value-type="float" office:value="1.2333333333333334" table:formula="of:=AVERAGE([.C8:.E8])" table:style-name="ce3">
            <text:p>1.23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2" table:style-name="ce3">
            <text:p>2.000</text:p>
          </table:table-cell>
          <table:table-cell office:value-type="float" office:value="1.98" table:style-name="ce3">
            <text:p>1.980</text:p>
          </table:table-cell>
          <table:table-cell office:value-type="float" office:value="1.97" table:style-name="ce3">
            <text:p>1.970</text:p>
          </table:table-cell>
          <table:table-cell office:value-type="float" office:value="1.9833333333333334" table:formula="of:=AVERAGE([.C9:.E9])" table:style-name="ce3">
            <text:p>1.98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2.73" table:style-name="ce3">
            <text:p>2.730</text:p>
          </table:table-cell>
          <table:table-cell office:value-type="float" office:value="2.69" table:style-name="ce3">
            <text:p>2.690</text:p>
          </table:table-cell>
          <table:table-cell office:value-type="float" office:value="2.68" table:style-name="ce3">
            <text:p>2.680</text:p>
          </table:table-cell>
          <table:table-cell office:value-type="float" office:value="2.6999999999999997" table:formula="of:=AVERAGE([.C10:.E10])" table:style-name="ce3">
            <text:p>2.7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3.48" table:style-name="ce3">
            <text:p>3.480</text:p>
          </table:table-cell>
          <table:table-cell office:value-type="float" office:value="3.43" table:style-name="ce3">
            <text:p>3.430</text:p>
          </table:table-cell>
          <table:table-cell office:value-type="float" office:value="3.41" table:style-name="ce3">
            <text:p>3.410</text:p>
          </table:table-cell>
          <table:table-cell office:value-type="float" office:value="3.44" table:formula="of:=AVERAGE([.C11:.E11])" table:style-name="ce3">
            <text:p>3.44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4.8899999999999997" table:style-name="ce3">
            <text:p>4.890</text:p>
          </table:table-cell>
          <table:table-cell office:value-type="float" office:value="4.12" table:style-name="ce3">
            <text:p>4.120</text:p>
          </table:table-cell>
          <table:table-cell office:value-type="float" office:value="4.1100000000000003" table:style-name="ce3">
            <text:p>4.110</text:p>
          </table:table-cell>
          <table:table-cell office:value-type="float" office:value="4.373333333333334" table:formula="of:=AVERAGE([.C12:.E12])" table:style-name="ce3">
            <text:p>4.37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4.91" table:style-name="ce3">
            <text:p>4.910</text:p>
          </table:table-cell>
          <table:table-cell office:value-type="float" office:value="4.84" table:style-name="ce3">
            <text:p>4.840</text:p>
          </table:table-cell>
          <table:table-cell office:value-type="float" office:value="4.83" table:style-name="ce3">
            <text:p>4.830</text:p>
          </table:table-cell>
          <table:table-cell office:value-type="float" office:value="4.8600000000000003" table:formula="of:=AVERAGE([.C13:.E13])" table:style-name="ce3">
            <text:p>4.86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5.6" table:style-name="ce3">
            <text:p>5.600</text:p>
          </table:table-cell>
          <table:table-cell office:value-type="float" office:value="5.53" table:style-name="ce3">
            <text:p>5.530</text:p>
          </table:table-cell>
          <table:table-cell office:value-type="float" office:value="5.51" table:style-name="ce3">
            <text:p>5.510</text:p>
          </table:table-cell>
          <table:table-cell office:value-type="float" office:value="5.5466666666666669" table:formula="of:=AVERAGE([.C14:.E14])" table:style-name="ce3">
            <text:p>5.54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6.32" table:style-name="ce3">
            <text:p>6.320</text:p>
          </table:table-cell>
          <table:table-cell office:value-type="float" office:value="6.24" table:style-name="ce3">
            <text:p>6.240</text:p>
          </table:table-cell>
          <table:table-cell office:value-type="float" office:value="6.22" table:style-name="ce3">
            <text:p>6.220</text:p>
          </table:table-cell>
          <table:table-cell office:value-type="float" office:value="6.2600000000000007" table:formula="of:=AVERAGE([.C15:.E15])" table:style-name="ce3">
            <text:p>6.26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7.02" table:style-name="ce3">
            <text:p>7.020</text:p>
          </table:table-cell>
          <table:table-cell office:value-type="float" office:value="6.91" table:style-name="ce3">
            <text:p>6.910</text:p>
          </table:table-cell>
          <table:table-cell office:value-type="float" office:value="6.89" table:style-name="ce3">
            <text:p>6.890</text:p>
          </table:table-cell>
          <table:table-cell office:value-type="float" office:value="6.94" table:formula="of:=AVERAGE([.C16:.E16])" table:style-name="ce3">
            <text:p>6.94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7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dc:creator>Dell</dc:creator>
    <meta:creation-date>2017-11-06T08:31:08Z</meta:creation-date>
    <dc:date>2017-11-07T08:57:45Z</dc:date>
    <meta:editing-cycles>2</meta:editing-cycles>
    <meta:editing-duration>PT37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54823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2f5597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8.3124409448819pt" svg:width="458.1250393700788pt" chart:style-name="Crt0">
        <chart:title svg:x="225.861968503937pt" svg:y="10.63976377952756pt" chart:style-name="CT00">
          <text:p text:style-name="a0" text:class-names="" text:cond-style-name="">Current (A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4:.$B$14"/>
          </chart:axis>
          <chart:axis chart:dimension="y" chart:name="primary-y" chart:style-name="Axs1">
            <chart:grid chart:class="major" chart:style-name="GMa1"/>
          </chart:axis>
          <chart:series chart:values-cell-range-address="Sheet1.$D$4:.$D$14" chart:class="chart:line" chart:attached-axis="primary-y" chart:style-name="G0S0">
            <chart:data-point chart:repeated="11"/>
          </chart:series>
          <chart:series chart:values-cell-range-address="Sheet1.$E$4:.$E$14" chart:class="chart:line" chart:attached-axis="primary-y" chart:style-name="G0S1">
            <chart:data-point chart:repeated="11"/>
          </chart:series>
          <chart:series chart:values-cell-range-address="Sheet1.$F$4:.$F$14" chart:class="chart:line" chart:attached-axis="primary-y" chart:style-name="G0S2">
            <chart:data-point chart:repeated="11"/>
          </chart:series>
          <chart:series chart:values-cell-range-address="Sheet1.$G$4:.$G$14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Idle curren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2.$C$7" chart:values-cell-range-address="Sheet2.$C$8:.$C$18" chart:class="chart:scatter" chart:attached-axis="primary-y" chart:style-name="G0S0">
            <chart:domain table:cell-range-address="Sheet2.$B$8:.$B$18"/>
            <chart:regression-curve chart:style-name="T000">
              <chart:equation chart:automatic-content="true" chart:display-equation="true" chart:display-r-square="true" svg:x="330.97pt" svg:y="78.72133858267716pt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vg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3.$F$5" chart:values-cell-range-address="Sheet3.$F$6:.$F$16" chart:class="chart:scatter" chart:attached-axis="primary-y" chart:style-name="G0S0">
            <chart:domain table:cell-range-address="Sheet3.$B$6:.$B$16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